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30pt" style:font-size-asian="30pt" style:font-size-complex="30pt"/>
    </style:style>
    <style:style style:name="P2" style:family="paragraph" style:parent-style-name="Standard">
      <style:paragraph-properties fo:text-align="center" style:justify-single-word="false"/>
      <style:text-properties fo:font-size="23pt" style:font-size-asian="23pt" style:font-size-complex="23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ize="12pt" style:font-size-asian="10.5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Computer Networking (CN) – 2013/14</text:p>
      <text:p text:style-name="Standard"/>
      <text:p text:style-name="P2">Assignment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me: Georgi Tsatsev</text:p>
      <text:p text:style-name="Standard">Matriculation Number: 1045049</text:p>
      <text:p text:style-name="Standard"><text:soft-page-break/></text:p>
      <text:p text:style-name="P3">Part 1:</text:p>
      <text:p text:style-name="P3"><draw:frame draw:style-name="fr1" draw:name="Object1" text:anchor-type="paragraph" svg:x="0.734cm" svg:y="1.014cm" svg:width="16cm" svg:height="8.999cm" draw:z-index="0"><draw:object xlink:href="./Object 1" xlink:type="simple" xlink:show="embed" xlink:actuate="onLoad"/><draw:image xlink:href="./ObjectReplacements/Object 1" xlink:type="simple" xlink:show="embed" xlink:actuate="onLoad"/></draw:frame></text:p>
      <text:p text:style-name="P5">(figure 1)</text:p>
      <text:p text:style-name="P4"><text:tab/><text:span text:style-name="T1">In this part we are considering CARA and AARF rate adaptation algorithms with and without Rayleigh fading for a scenario of WLAN with one access point and one node. Lets first compare the two algorithms without fading. First in this scenario we only have one node to communicate with the access point which means that we do not have any collision effect that happen in most real life scenarios. Since one of CARA’s strengths is that it takes into account such collisions and uses some of the bandwidth to do so means that in this particular situation it would not perform at its best capacity. On the other hand AARF does not take such collisions into account and does not differentiate them from channel errors that might occur and that means that its overhead would be less than that of CARA. The other key feature that we need to observe is that we have no fading in this scenario. Meaning that the attenuation affecting the signal would be much less than in real life scenario. That means that less errors would occur and less packets would be lost. The other factor affecting the throughput is the distance and the further the two nodes are the less the throughput becomes. The way that AARF is handling the transmissions in such a system is as we can see the optimal of the two algorithms. That is because of its simplicity and success/fail transmissions adaptation. In the beginning and in the end we can see that the two algorithms provide almost the same results but overall CARA performs worse in this particular scenario because of its mandatory <text:s/>RTS probing which is unnecessary in this situation. The second case is when we have implemented Rayleigh fading to the simulation. In this case we can see that the two algorithms give very similar results despite the fact that there are no collisions which puts CARA at a disadvantage. This is because RTS is (always sent and the basic rate) is resilient to channel fading in some way. The way that AARF handles packet loss and unsuccessful transmissions is still performing almost similar to <text:s/>CARA’s adaptation rate though but that is due to the special case that our simulation is based upon (single node connected to the access point).</text:span></text:p>
      <text:p text:style-name="P3"/>
      <text:p text:style-name="P3"/>
      <text:p text:style-name="P3"><text:soft-page-break/>Part 2:</text:p>
      <text:p text:style-name="P3"/>
      <text:p text:style-name="P7"><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figure 2)</text:p>
      <text:p text:style-name="P7"/>
      <text:p text:style-name="P7"/>
      <text:p text:style-name="P6"><text:tab/>In this part we are considering a simulation that has no fading and the distance from the node(s) to the access point is the same for each node. The other thing that varies throughout the simulation is that the number of nodes connected to the access point is increasing by 5 for each simulation runs. In this situation we observe in isolation (since we are close to the AP and there is no fading we can assume that it is not affecting the communication that much) the case where network collision occurs. In this scenario CARA performs way better than AARF as the number of nodes increase. This is due to the fact that AARF cannot differentiate collisions from channel errors and therefore its transmission rate is constantly being reduced (since this is a high collision scenario). Because of AARF’s aggressive reduce of the transmission rate implemented in this algorithm it operates with a lower transmission and thus not utilising the network properly. CARA on the other hand achieves significantly better aggregated system throughput. Although still less than our previous simulation runs but for such an extreme case network congestion its utilising the WLAN very good. This is because it uses RTS Probing and CCA Detection (optional and I believe it is not really used in our case so I would not discuss it). Because of the Request-To-Send adaptation that it is using when a transmission fails it uses this RTS probing to determine if it is caused because of a channel error or a frame collision. And in a case of a collision it does not reduce its transmission rate. On the other hand AARF does and hence its worse performance. <text:s text:c="2"/></text:p>
      <text:p text:style-name="P3"/>
      <text:p text:style-name="P3"/>
      <text:p text:style-name="P3"/>
      <text:p text:style-name="P3"/>
      <text:p text:style-name="P3"/>
      <text:p text:style-name="P3"/>
      <text:p text:style-name="P3"><text:soft-page-break/>Part 3:</text:p>
      <text:p text:style-name="P3"><draw:frame draw:style-name="fr1" draw:name="Object2" text:anchor-type="paragraph" svg:x="-1.78cm" svg:y="0.446cm" svg:width="20.56cm" svg:height="16.222cm" draw:z-index="1"><draw:object xlink:href="./Object 2" xlink:type="simple" xlink:show="embed" xlink:actuate="onLoad"/><draw:image xlink:href="./ObjectReplacements/Object 2" xlink:type="simple" xlink:show="embed" xlink:actuate="onLoad"/></draw:frame></text:p>
      <text:p text:style-name="P7">(figure 3)</text:p>
      <text:p text:style-name="P7"/>
      <text:p text:style-name="P6"><text:tab/>In this simulation scenarios we are considering random allocation of nodes (within a 25 meter range from the access point) and Rayleigh fading enabled. Since we have tested for the case of 1-50 nodes present in the environment there is a case of node collision again but the difference with our previous case is that we also have fading in our current situation. That results in even more packets being lost, more retransmissions, and thus both algorithms suffer sever throughput degradation with the nodes increasing. Even though CARA takes into account possible collisions and differentiates between connection error and a collision one it still has much less throughput than in our previous case and that is because of the fading we have implemented in this scenario. Although both algorithms try to adjust to environmental factor but some losses are inevitable and throughput is lowered. AARF’s backing off policy in a case of network congestion which is in our case drops its throughput drastically even with the first 5 nodes and its throughput is very low when in the case of 50 nodes. Some of the tests I ran gave results of a 0 throughput. Thus in this part we observe the two rate adaptation algorithms with fading implemented to simulate environmental factors and <text:soft-page-break/>AARF’s failure to handle multiple node collision optimally is observed (although the situation is too extreme). CARA despite that is taking into consideration such collisions still has much less throughput than before. </text:p>
      <text:p text:style-name="P6"><text:tab/>So we can conclude that even at their best situations neither of the two algorithms perform perfectly and at their worse they both suffer high throughput loss but nevertheless both of them have a way of coping with different situations and factors that affect the throughput. <text:s/></text:p>
      <text:p text:style-name="P6"/>
      <text:p text:style-name="P6"><text:tab/>PS: I Think that my implementation of the aggregated throughput is not what was requested from me I tried to find some relevant information about it on the internet but none was any specific so I did it this way (part 2 and 3). Despite that I might not have a proper system throughput algorithm I have still done the tests with it and have made reasonable conclusions about the scenarios of the sim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i Tsatsev</meta:initial-creator>
    <meta:creation-date>2013-11-22T11:30:21</meta:creation-date>
    <dc:date>2013-11-22T14:59:20</dc:date>
    <dc:creator>Georgi Tsatsev</dc:creator>
    <meta:editing-duration>PT3H28M59S</meta:editing-duration>
    <meta:editing-cycles>46</meta:editing-cycles>
    <meta:generator>LibreOffice/3.4$Unix LibreOffice_project/340m1$Build-502</meta:generator>
    <meta:document-statistic meta:table-count="0" meta:image-count="0" meta:object-count="3" meta:page-count="5" meta:paragraph-count="15" meta:word-count="1055" meta:character-count="6164" meta:non-whitespace-character-count="51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7.32cm" svg:y="0.315cm" chart:style-name="ch2">
          <text:p>Part 1</text:p>
        </chart:title>
        <chart:legend chart:legend-position="end" svg:x="10.951cm" svg:y="3.453cm" style:legend-expansion="high" chart:style-name="ch3"/>
        <chart:plot-area chart:style-name="ch4" chart:data-source-has-labels="both" svg:x="1.33cm" svg:y="1.631cm" svg:width="8.983cm" svg:height="6.208cm">
          <chartooo:coordinate-region svg:x="2.507cm" svg:y="1.83cm" svg:width="7.526cm" svg:height="4.964cm"/>
          <chart:axis chart:dimension="x" chart:name="primary-x" chart:style-name="ch5" chartooo:axis-type="auto">
            <chartooo:date-scale/>
            <chart:title svg:x="5.129cm" svg:y="8.018cm" chart:style-name="ch6">
              <text:p>Distance</text:p>
            </chart:title>
            <chart:categories table:cell-range-address="local-table.$A$2:.$A$21"/>
          </chart:axis>
          <chart:axis chart:dimension="y" chart:name="primary-y" chart:style-name="ch5">
            <chart:title svg:x="0.451cm" svg:y="5.626cm" chart:style-name="ch7">
              <text:p>Throughput</text:p>
            </chart:title>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series chart:style-name="ch11" chart:values-cell-range-address="local-table.$D$2:.$D$21" chart:label-cell-address="local-table.$D$1" chart:class="chart:line">
            <chart:data-point chart:repeated="20"/>
          </chart:series>
          <chart:series chart:style-name="ch12" chart:values-cell-range-address="local-table.$E$2:.$E$21" chart:label-cell-address="local-table.$E$1" chart:class="chart:line">
            <chart:data-point chart:repeated="2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ARF (no fading)</text:p>
              </table:table-cell>
              <table:table-cell office:value-type="string">
                <text:p>CARA (no fading)</text:p>
              </table:table-cell>
              <table:table-cell office:value-type="string">
                <text:p> AARF (Rayleigh fading)</text:p>
              </table:table-cell>
              <table:table-cell office:value-type="string">
                <text:p>CARA (Rayleigh fading)</text:p>
              </table:table-cell>
            </table:table-row>
          </table:table-header-rows>
          <table:table-rows>
            <table:table-row>
              <table:table-cell office:value-type="float" office:value="5">
                <text:p>10</text:p>
              </table:table-cell>
              <table:table-cell office:value-type="float" office:value="18351">
                <text:p>18351</text:p>
              </table:table-cell>
              <table:table-cell office:value-type="float" office:value="18350.66">
                <text:p>18350.66</text:p>
              </table:table-cell>
              <table:table-cell office:value-type="float" office:value="18104.94">
                <text:p>18104.94</text:p>
              </table:table-cell>
              <table:table-cell office:value-type="float" office:value="17897.34">
                <text:p>17897.34</text:p>
              </table:table-cell>
            </table:table-row>
            <table:table-row>
              <table:table-cell office:value-type="float" office:value="10">
                <text:p>10</text:p>
              </table:table-cell>
              <table:table-cell office:value-type="float" office:value="18349.02">
                <text:p>18349.02</text:p>
              </table:table-cell>
              <table:table-cell office:value-type="float" office:value="18349.1">
                <text:p>18349.1</text:p>
              </table:table-cell>
              <table:table-cell office:value-type="float" office:value="16508.98">
                <text:p>16508.98</text:p>
              </table:table-cell>
              <table:table-cell office:value-type="float" office:value="15406.7">
                <text:p>15406.7</text:p>
              </table:table-cell>
            </table:table-row>
            <table:table-row>
              <table:table-cell office:value-type="float" office:value="15">
                <text:p>20</text:p>
              </table:table-cell>
              <table:table-cell office:value-type="float" office:value="18347.7">
                <text:p>18347.7</text:p>
              </table:table-cell>
              <table:table-cell office:value-type="float" office:value="18347.68">
                <text:p>18347.68</text:p>
              </table:table-cell>
              <table:table-cell office:value-type="float" office:value="13126.18">
                <text:p>13126.18</text:p>
              </table:table-cell>
              <table:table-cell office:value-type="float" office:value="11172.24">
                <text:p>11172.24</text:p>
              </table:table-cell>
            </table:table-row>
            <table:table-row>
              <table:table-cell office:value-type="float" office:value="20">
                <text:p>20</text:p>
              </table:table-cell>
              <table:table-cell office:value-type="float" office:value="18346.2">
                <text:p>18346.2</text:p>
              </table:table-cell>
              <table:table-cell office:value-type="float" office:value="18346.04">
                <text:p>18346.04</text:p>
              </table:table-cell>
              <table:table-cell office:value-type="float" office:value="10837.76">
                <text:p>10837.76</text:p>
              </table:table-cell>
              <table:table-cell office:value-type="float" office:value="8519.886">
                <text:p>8519.886</text:p>
              </table:table-cell>
            </table:table-row>
            <table:table-row>
              <table:table-cell office:value-type="float" office:value="25">
                <text:p>30</text:p>
              </table:table-cell>
              <table:table-cell office:value-type="float" office:value="17986.74">
                <text:p>17986.74</text:p>
              </table:table-cell>
              <table:table-cell office:value-type="float" office:value="17729.84">
                <text:p>17729.84</text:p>
              </table:table-cell>
              <table:table-cell office:value-type="float" office:value="9332.884">
                <text:p>9332.884</text:p>
              </table:table-cell>
              <table:table-cell office:value-type="float" office:value="7475.336">
                <text:p>7475.336</text:p>
              </table:table-cell>
            </table:table-row>
            <table:table-row>
              <table:table-cell office:value-type="float" office:value="30">
                <text:p>30</text:p>
              </table:table-cell>
              <table:table-cell office:value-type="float" office:value="12382.04">
                <text:p>12382.04</text:p>
              </table:table-cell>
              <table:table-cell office:value-type="float" office:value="8966.164">
                <text:p>8966.164</text:p>
              </table:table-cell>
              <table:table-cell office:value-type="float" office:value="8215.464">
                <text:p>8215.464</text:p>
              </table:table-cell>
              <table:table-cell office:value-type="float" office:value="6683.318">
                <text:p>6683.318</text:p>
              </table:table-cell>
            </table:table-row>
            <table:table-row>
              <table:table-cell office:value-type="float" office:value="35">
                <text:p>40</text:p>
              </table:table-cell>
              <table:table-cell office:value-type="float" office:value="15055.28">
                <text:p>15055.28</text:p>
              </table:table-cell>
              <table:table-cell office:value-type="float" office:value="10034.762">
                <text:p>10034.762</text:p>
              </table:table-cell>
              <table:table-cell office:value-type="float" office:value="7247.294">
                <text:p>7247.294</text:p>
              </table:table-cell>
              <table:table-cell office:value-type="float" office:value="6136.556">
                <text:p>6136.556</text:p>
              </table:table-cell>
            </table:table-row>
            <table:table-row>
              <table:table-cell office:value-type="float" office:value="40">
                <text:p>40</text:p>
              </table:table-cell>
              <table:table-cell office:value-type="float" office:value="14826.14">
                <text:p>14826.14</text:p>
              </table:table-cell>
              <table:table-cell office:value-type="float" office:value="9898.992">
                <text:p>9898.992</text:p>
              </table:table-cell>
              <table:table-cell office:value-type="float" office:value="5841.556">
                <text:p>5841.556</text:p>
              </table:table-cell>
              <table:table-cell office:value-type="float" office:value="5402.016">
                <text:p>5402.016</text:p>
              </table:table-cell>
            </table:table-row>
            <table:table-row>
              <table:table-cell office:value-type="float" office:value="45">
                <text:p>50</text:p>
              </table:table-cell>
              <table:table-cell office:value-type="float" office:value="12051.82">
                <text:p>12051.82</text:p>
              </table:table-cell>
              <table:table-cell office:value-type="float" office:value="8460.874">
                <text:p>8460.874</text:p>
              </table:table-cell>
              <table:table-cell office:value-type="float" office:value="4534.12">
                <text:p>4534.12</text:p>
              </table:table-cell>
              <table:table-cell office:value-type="float" office:value="4492.638">
                <text:p>4492.638</text:p>
              </table:table-cell>
            </table:table-row>
            <table:table-row>
              <table:table-cell office:value-type="float" office:value="50">
                <text:p>50</text:p>
              </table:table-cell>
              <table:table-cell office:value-type="float" office:value="12145.02">
                <text:p>12145.02</text:p>
              </table:table-cell>
              <table:table-cell office:value-type="float" office:value="8513.404">
                <text:p>8513.404</text:p>
              </table:table-cell>
              <table:table-cell office:value-type="float" office:value="3528.966">
                <text:p>3528.966</text:p>
              </table:table-cell>
              <table:table-cell office:value-type="float" office:value="3547.37">
                <text:p>3547.37</text:p>
              </table:table-cell>
            </table:table-row>
            <table:table-row>
              <table:table-cell office:value-type="float" office:value="55">
                <text:p>60</text:p>
              </table:table-cell>
              <table:table-cell office:value-type="float" office:value="9267.298">
                <text:p>9267.298</text:p>
              </table:table-cell>
              <table:table-cell office:value-type="float" office:value="7066.47">
                <text:p>7066.47</text:p>
              </table:table-cell>
              <table:table-cell office:value-type="float" office:value="2500.638">
                <text:p>2500.638</text:p>
              </table:table-cell>
              <table:table-cell office:value-type="float" office:value="2849.276">
                <text:p>2849.276</text:p>
              </table:table-cell>
            </table:table-row>
            <table:table-row>
              <table:table-cell office:value-type="float" office:value="60">
                <text:p>60</text:p>
              </table:table-cell>
              <table:table-cell office:value-type="float" office:value="10226.9">
                <text:p>10226.9</text:p>
              </table:table-cell>
              <table:table-cell office:value-type="float" office:value="7419.396">
                <text:p>7419.396</text:p>
              </table:table-cell>
              <table:table-cell office:value-type="float" office:value="1592.958">
                <text:p>1592.958</text:p>
              </table:table-cell>
              <table:table-cell office:value-type="float" office:value="2074.462">
                <text:p>2074.462</text:p>
              </table:table-cell>
            </table:table-row>
            <table:table-row>
              <table:table-cell office:value-type="float" office:value="65">
                <text:p>70</text:p>
              </table:table-cell>
              <table:table-cell office:value-type="float" office:value="10209.02">
                <text:p>10209.02</text:p>
              </table:table-cell>
              <table:table-cell office:value-type="float" office:value="7387.788">
                <text:p>7387.788</text:p>
              </table:table-cell>
              <table:table-cell office:value-type="float" office:value="1282.124">
                <text:p>1282.124</text:p>
              </table:table-cell>
              <table:table-cell office:value-type="float" office:value="1588.518">
                <text:p>1588.518</text:p>
              </table:table-cell>
            </table:table-row>
            <table:table-row>
              <table:table-cell office:value-type="float" office:value="70">
                <text:p>70</text:p>
              </table:table-cell>
              <table:table-cell office:value-type="float" office:value="8264.61">
                <text:p>8264.61</text:p>
              </table:table-cell>
              <table:table-cell office:value-type="float" office:value="6726.556">
                <text:p>6726.556</text:p>
              </table:table-cell>
              <table:table-cell office:value-type="float" office:value="1078.956">
                <text:p>1078.956</text:p>
              </table:table-cell>
              <table:table-cell office:value-type="float" office:value="1244.922">
                <text:p>1244.922</text:p>
              </table:table-cell>
            </table:table-row>
            <table:table-row>
              <table:table-cell office:value-type="float" office:value="75">
                <text:p>80</text:p>
              </table:table-cell>
              <table:table-cell office:value-type="float" office:value="6198.744">
                <text:p>6198.744</text:p>
              </table:table-cell>
              <table:table-cell office:value-type="float" office:value="4706.056">
                <text:p>4706.056</text:p>
              </table:table-cell>
              <table:table-cell office:value-type="float" office:value="940.06">
                <text:p>940.06</text:p>
              </table:table-cell>
              <table:table-cell office:value-type="float" office:value="1039.3974">
                <text:p>1039.3974</text:p>
              </table:table-cell>
            </table:table-row>
            <table:table-row>
              <table:table-cell office:value-type="float" office:value="80">
                <text:p>80</text:p>
              </table:table-cell>
              <table:table-cell office:value-type="float" office:value="6221.758">
                <text:p>6221.758</text:p>
              </table:table-cell>
              <table:table-cell office:value-type="float" office:value="4730.218">
                <text:p>4730.218</text:p>
              </table:table-cell>
              <table:table-cell office:value-type="float" office:value="847.682">
                <text:p>847.682</text:p>
              </table:table-cell>
              <table:table-cell office:value-type="float" office:value="912.2812">
                <text:p>912.2812</text:p>
              </table:table-cell>
            </table:table-row>
            <table:table-row>
              <table:table-cell office:value-type="float" office:value="85">
                <text:p>90</text:p>
              </table:table-cell>
              <table:table-cell office:value-type="float" office:value="6143.186">
                <text:p>6143.186</text:p>
              </table:table-cell>
              <table:table-cell office:value-type="float" office:value="4687.316">
                <text:p>4687.316</text:p>
              </table:table-cell>
              <table:table-cell office:value-type="float" office:value="778.8086">
                <text:p>778.8086</text:p>
              </table:table-cell>
              <table:table-cell office:value-type="float" office:value="788.1782">
                <text:p>788.1782</text:p>
              </table:table-cell>
            </table:table-row>
            <table:table-row>
              <table:table-cell office:value-type="float" office:value="90">
                <text:p>90</text:p>
              </table:table-cell>
              <table:table-cell office:value-type="float" office:value="4746.824">
                <text:p>4746.824</text:p>
              </table:table-cell>
              <table:table-cell office:value-type="float" office:value="4031.954">
                <text:p>4031.954</text:p>
              </table:table-cell>
              <table:table-cell office:value-type="float" office:value="710.7574">
                <text:p>710.7574</text:p>
              </table:table-cell>
              <table:table-cell office:value-type="float" office:value="722.7568">
                <text:p>722.7568</text:p>
              </table:table-cell>
            </table:table-row>
            <table:table-row>
              <table:table-cell office:value-type="float" office:value="95">
                <text:p>100</text:p>
              </table:table-cell>
              <table:table-cell office:value-type="float" office:value="4105.432">
                <text:p>4105.432</text:p>
              </table:table-cell>
              <table:table-cell office:value-type="float" office:value="3643.702">
                <text:p>3643.702</text:p>
              </table:table-cell>
              <table:table-cell office:value-type="float" office:value="657.0068">
                <text:p>657.0068</text:p>
              </table:table-cell>
              <table:table-cell office:value-type="float" office:value="654.87">
                <text:p>654.87</text:p>
              </table:table-cell>
            </table:table-row>
            <table:table-row>
              <table:table-cell office:value-type="float" office:value="100">
                <text:p>100</text:p>
              </table:table-cell>
              <table:table-cell office:value-type="float" office:value="1576.932">
                <text:p>1576.932</text:p>
              </table:table-cell>
              <table:table-cell office:value-type="float" office:value="1447.488">
                <text:p>1447.488</text:p>
              </table:table-cell>
              <table:table-cell office:value-type="float" office:value="604.7358">
                <text:p>604.7358</text:p>
              </table:table-cell>
              <table:table-cell office:value-type="float" office:value="593.2292">
                <text:p>593.229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559cm" svg:height="16.222cm" xlink:href="." xlink:type="simple" chart:class="chart:line" chart:style-name="ch1">
        <chart:title svg:x="9.6cm" svg:y="0.46cm" chart:style-name="ch2">
          <text:p>Part 3</text:p>
        </chart:title>
        <chart:legend svg:x="13.379cm" svg:y="0.629cm" style:legend-expansion="custom" chartooo:width="5.711cm" chartooo:height="1.095cm" style:legend-expansion-aspect-ratio="5.21552511415525" chart:style-name="ch3"/>
        <chart:plot-area chart:style-name="ch4" chart:data-source-has-labels="both" svg:x="0.882cm" svg:y="2.206cm" svg:width="18.808cm" svg:height="12.849cm">
          <chartooo:coordinate-region svg:x="2.059cm" svg:y="2.405cm" svg:width="17.631cm" svg:height="12.003cm"/>
          <chart:axis chart:dimension="x" chart:name="primary-x" chart:style-name="ch5" chartooo:axis-type="auto">
            <chartooo:date-scale/>
            <chart:title svg:x="8.959cm" svg:y="15.379cm" chart:style-name="ch6">
              <text:p>Number of Nodes</text:p>
            </chart:title>
            <chart:categories table:cell-range-address="local-table.$A$2:.$A$21"/>
          </chart:axis>
          <chart:axis chart:dimension="y" chart:name="primary-y" chart:style-name="ch5">
            <chart:title svg:x="0cm" svg:y="9.521cm" chart:style-name="ch7">
              <text:p>Throughput</text:p>
            </chart:title>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ARF (Rayleigh fading)</text:p>
              </table:table-cell>
              <table:table-cell office:value-type="string">
                <text:p>CARA (Rayleigh fading)</text:p>
              </table:table-cell>
            </table:table-row>
          </table:table-header-rows>
          <table:table-rows>
            <table:table-row>
              <table:table-cell office:value-type="float" office:value="1">
                <text:p/>
              </table:table-cell>
              <table:table-cell office:value-type="float" office:value="12988.25">
                <text:p>12988.25</text:p>
              </table:table-cell>
              <table:table-cell office:value-type="float" office:value="15875.346">
                <text:p>15875.346</text:p>
              </table:table-cell>
            </table:table-row>
            <table:table-row>
              <table:table-cell office:value-type="float" office:value="5">
                <text:p>10</text:p>
              </table:table-cell>
              <table:table-cell office:value-type="float" office:value="307.199">
                <text:p>307.199</text:p>
              </table:table-cell>
              <table:table-cell office:value-type="float" office:value="2053.1576">
                <text:p>2053.1576</text:p>
              </table:table-cell>
            </table:table-row>
            <table:table-row>
              <table:table-cell office:value-type="float" office:value="10">
                <text:p>10</text:p>
              </table:table-cell>
              <table:table-cell office:value-type="float" office:value="78.916">
                <text:p>78.916</text:p>
              </table:table-cell>
              <table:table-cell office:value-type="float" office:value="1604.123">
                <text:p>1604.123</text:p>
              </table:table-cell>
            </table:table-row>
            <table:table-row>
              <table:table-cell office:value-type="float" office:value="15">
                <text:p>20</text:p>
              </table:table-cell>
              <table:table-cell office:value-type="float" office:value="103.868">
                <text:p>103.868</text:p>
              </table:table-cell>
              <table:table-cell office:value-type="float" office:value="1864.231">
                <text:p>1864.231</text:p>
              </table:table-cell>
            </table:table-row>
            <table:table-row>
              <table:table-cell office:value-type="float" office:value="20">
                <text:p>20</text:p>
              </table:table-cell>
              <table:table-cell office:value-type="float" office:value="123.78">
                <text:p>123.78</text:p>
              </table:table-cell>
              <table:table-cell office:value-type="float" office:value="1003.61">
                <text:p>1003.61</text:p>
              </table:table-cell>
            </table:table-row>
            <table:table-row>
              <table:table-cell office:value-type="float" office:value="25">
                <text:p>30</text:p>
              </table:table-cell>
              <table:table-cell office:value-type="float" office:value="85.7821">
                <text:p>85.7821</text:p>
              </table:table-cell>
              <table:table-cell office:value-type="float" office:value="708.13">
                <text:p>708.13</text:p>
              </table:table-cell>
            </table:table-row>
            <table:table-row>
              <table:table-cell office:value-type="float" office:value="30">
                <text:p>30</text:p>
              </table:table-cell>
              <table:table-cell office:value-type="float" office:value="29.7092">
                <text:p>29.7092</text:p>
              </table:table-cell>
              <table:table-cell office:value-type="float" office:value="356">
                <text:p>356</text:p>
              </table:table-cell>
            </table:table-row>
            <table:table-row>
              <table:table-cell office:value-type="float" office:value="35">
                <text:p>40</text:p>
              </table:table-cell>
              <table:table-cell office:value-type="float" office:value="23.428">
                <text:p>23.428</text:p>
              </table:table-cell>
              <table:table-cell office:value-type="float" office:value="468">
                <text:p>468</text:p>
              </table:table-cell>
            </table:table-row>
            <table:table-row>
              <table:table-cell office:value-type="float" office:value="40">
                <text:p>40</text:p>
              </table:table-cell>
              <table:table-cell office:value-type="float" office:value="34.684">
                <text:p>34.684</text:p>
              </table:table-cell>
              <table:table-cell office:value-type="float" office:value="309">
                <text:p>309</text:p>
              </table:table-cell>
            </table:table-row>
            <table:table-row>
              <table:table-cell office:value-type="float" office:value="45">
                <text:p>50</text:p>
              </table:table-cell>
              <table:table-cell office:value-type="float" office:value="3.5378">
                <text:p>3.5378</text:p>
              </table:table-cell>
              <table:table-cell office:value-type="float" office:value="160">
                <text:p>160</text:p>
              </table:table-cell>
            </table:table-row>
            <table:table-row>
              <table:table-cell office:value-type="float" office:value="50">
                <text:p>50</text:p>
              </table:table-cell>
              <table:table-cell office:value-type="float" office:value="4.514">
                <text:p>4.514</text:p>
              </table:table-cell>
              <table:table-cell office:value-type="float" office:value="212.33">
                <text:p>212.33</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7.32cm" svg:y="0.315cm" chart:style-name="ch2">
          <text:p>Part 2</text:p>
        </chart:title>
        <chart:legend chart:legend-position="end" svg:x="11.983cm" svg:y="3.951cm" style:legend-expansion="high" chart:style-name="ch3"/>
        <chart:plot-area chart:style-name="ch4" chart:data-source-has-labels="both" svg:x="1.33cm" svg:y="1.631cm" svg:width="10.015cm" svg:height="6.208cm">
          <chartooo:coordinate-region svg:x="2.507cm" svg:y="1.83cm" svg:width="8.838cm" svg:height="5.362cm"/>
          <chart:axis chart:dimension="x" chart:name="primary-x" chart:style-name="ch5" chartooo:axis-type="auto">
            <chartooo:date-scale/>
            <chart:title svg:x="4.983cm" svg:y="8.018cm" chart:style-name="ch6">
              <text:p>Number Of Nodes</text:p>
            </chart:title>
            <chart:categories table:cell-range-address="local-table.$A$2:.$A$21"/>
          </chart:axis>
          <chart:axis chart:dimension="y" chart:name="primary-y" chart:style-name="ch5">
            <chart:title svg:x="0.451cm" svg:y="5.626cm" chart:style-name="ch7">
              <text:p>Throughput</text:p>
            </chart:title>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ARF (no fading)</text:p>
              </table:table-cell>
              <table:table-cell office:value-type="string">
                <text:p>CARA (no fading)</text:p>
              </table:table-cell>
            </table:table-row>
          </table:table-header-rows>
          <table:table-rows>
            <table:table-row>
              <table:table-cell office:value-type="float" office:value="1">
                <text:p/>
              </table:table-cell>
              <table:table-cell office:value-type="float" office:value="18370">
                <text:p>18370</text:p>
              </table:table-cell>
              <table:table-cell office:value-type="float" office:value="18015">
                <text:p>18015</text:p>
              </table:table-cell>
            </table:table-row>
            <table:table-row>
              <table:table-cell office:value-type="float" office:value="5">
                <text:p>10</text:p>
              </table:table-cell>
              <table:table-cell office:value-type="float" office:value="2043">
                <text:p>2043</text:p>
              </table:table-cell>
              <table:table-cell office:value-type="float" office:value="15315">
                <text:p>15315</text:p>
              </table:table-cell>
            </table:table-row>
            <table:table-row>
              <table:table-cell office:value-type="float" office:value="10">
                <text:p>10</text:p>
              </table:table-cell>
              <table:table-cell office:value-type="float" office:value="3064">
                <text:p>3064</text:p>
              </table:table-cell>
              <table:table-cell office:value-type="float" office:value="12059">
                <text:p>12059</text:p>
              </table:table-cell>
            </table:table-row>
            <table:table-row>
              <table:table-cell office:value-type="float" office:value="15">
                <text:p>20</text:p>
              </table:table-cell>
              <table:table-cell office:value-type="float" office:value="1600">
                <text:p>1600</text:p>
              </table:table-cell>
              <table:table-cell office:value-type="float" office:value="8958">
                <text:p>8958</text:p>
              </table:table-cell>
            </table:table-row>
            <table:table-row>
              <table:table-cell office:value-type="float" office:value="20">
                <text:p>20</text:p>
              </table:table-cell>
              <table:table-cell office:value-type="float" office:value="700">
                <text:p>700</text:p>
              </table:table-cell>
              <table:table-cell office:value-type="float" office:value="8604">
                <text:p>8604</text:p>
              </table:table-cell>
            </table:table-row>
            <table:table-row>
              <table:table-cell office:value-type="float" office:value="25">
                <text:p>30</text:p>
              </table:table-cell>
              <table:table-cell office:value-type="float" office:value="300">
                <text:p>300</text:p>
              </table:table-cell>
              <table:table-cell office:value-type="float" office:value="3959">
                <text:p>3959</text:p>
              </table:table-cell>
            </table:table-row>
            <table:table-row>
              <table:table-cell office:value-type="float" office:value="30">
                <text:p>30</text:p>
              </table:table-cell>
              <table:table-cell office:value-type="float" office:value="100">
                <text:p>100</text:p>
              </table:table-cell>
              <table:table-cell office:value-type="float" office:value="2950">
                <text:p>2950</text:p>
              </table:table-cell>
            </table:table-row>
            <table:table-row>
              <table:table-cell office:value-type="float" office:value="35">
                <text:p>40</text:p>
              </table:table-cell>
              <table:table-cell office:value-type="float" office:value="59">
                <text:p>59</text:p>
              </table:table-cell>
              <table:table-cell office:value-type="float" office:value="1905">
                <text:p>1905</text:p>
              </table:table-cell>
            </table:table-row>
            <table:table-row>
              <table:table-cell office:value-type="float" office:value="40">
                <text:p>40</text:p>
              </table:table-cell>
              <table:table-cell office:value-type="float" office:value="88">
                <text:p>88</text:p>
              </table:table-cell>
              <table:table-cell office:value-type="float" office:value="800">
                <text:p>800</text:p>
              </table:table-cell>
            </table:table-row>
            <table:table-row>
              <table:table-cell office:value-type="float" office:value="45">
                <text:p>50</text:p>
              </table:table-cell>
              <table:table-cell office:value-type="float" office:value="17">
                <text:p>17</text:p>
              </table:table-cell>
              <table:table-cell office:value-type="float" office:value="359">
                <text:p>359</text:p>
              </table:table-cell>
            </table:table-row>
            <table:table-row>
              <table:table-cell office:value-type="float" office:value="50">
                <text:p>50</text:p>
              </table:table-cell>
              <table:table-cell office:value-type="float" office:value="22">
                <text:p>22</text:p>
              </table:table-cell>
              <table:table-cell office:value-type="float" office:value="212.33">
                <text:p>212.33</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